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3CB0000031A88164F5E66D688D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66cm, 20.836cm, 11.306cm, 0cm)" draw:image-opacity="100%" style:mirror="none" loext:decorative="false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6.644cm" fo:min-width="6.394cm" fo:padding-top="0.178cm" fo:padding-bottom="0.178cm" fo:padding-left="0.303cm" fo:padding-right="0.303cm" loext:decorative="fals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84cm, 7.406cm, 11.306cm, 12.649cm)" draw:image-opacity="100%" style:mirror="none" loext:decorative="fals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5cm, 0.143cm, 11.306cm, 19.704cm)" draw:image-opacity="100%" style:mirror="none" loext:decorative="fals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83cm, 14.431cm, 11.306cm, 5.86cm)" draw:image-opacity="100%" style:mirror="none" loext:decorative="fals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1cm, 6.794cm, 0.416cm, 13.948cm)" draw:image-opacity="100%" style:mirror="none" loext:decorative="false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95cm, 14.382cm, 0.445cm, 6.492cm)" draw:image-opacity="100%" style:mirror="none" loext:decorative="false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withoutfill">
      <style:graphic-properties svg:stroke-color="#ff0000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167cm" svg:height="6.466cm" svg:x="12.767cm" svg:y="7.534cm">
          <draw:image xlink:href="Pictures/10000001000003CB0000031A88164F5E66D688D3.png" xlink:type="simple" xlink:show="embed" xlink:actuate="onLoad" draw:mime-type="image/png">
            <text:p/>
          </draw:image>
        </draw:frame>
        <draw:custom-shape draw:style-name="gr2" draw:text-style-name="P1" draw:layer="layout" svg:width="7cm" svg:height="7cm" svg:x="11.35cm" svg:y="7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frame draw:style-name="gr3" draw:text-style-name="P1" draw:layer="layout" svg:width="4.44cm" svg:height="6.615cm" svg:x="12.63cm" svg:y="7.275cm">
          <draw:image xlink:href="Pictures/10000001000003CB0000031A88164F5E66D688D3.png" xlink:type="simple" xlink:show="embed" xlink:actuate="onLoad" draw:mime-type="image/png">
            <text:p/>
          </draw:image>
        </draw:frame>
        <draw:custom-shape draw:style-name="gr2" draw:text-style-name="P1" draw:layer="layout" svg:width="7cm" svg:height="7cm" svg:x="11.35cm" svg:y="7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4" draw:text-style-name="P1" draw:layer="layout" svg:width="4.5cm" svg:height="6.6cm" svg:x="12.6cm" svg:y="7.273cm">
          <draw:image xlink:href="Pictures/10000001000003CB0000031A88164F5E66D688D3.png" xlink:type="simple" xlink:show="embed" xlink:actuate="onLoad" draw:mime-type="image/png">
            <text:p/>
          </draw:image>
        </draw:frame>
        <draw:custom-shape draw:style-name="gr2" draw:text-style-name="P1" draw:layer="layout" svg:width="7cm" svg:height="7cm" svg:x="11.35cm" svg:y="7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frame draw:style-name="gr5" draw:text-style-name="P1" draw:layer="layout" svg:width="4.042cm" svg:height="6.669cm" svg:x="12.829cm" svg:y="7.177cm">
          <draw:image xlink:href="Pictures/10000001000003CB0000031A88164F5E66D688D3.png" xlink:type="simple" xlink:show="embed" xlink:actuate="onLoad" draw:mime-type="image/png">
            <text:p/>
          </draw:image>
        </draw:frame>
        <draw:custom-shape draw:style-name="gr2" draw:text-style-name="P1" draw:layer="layout" svg:width="7cm" svg:height="7cm" svg:x="11.35cm" svg:y="7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frame draw:style-name="gr6" draw:text-style-name="P1" draw:layer="layout" svg:width="3.01cm" svg:height="6.2cm" svg:x="13.345cm" svg:y="7.41cm">
          <draw:image xlink:href="Pictures/10000001000003CB0000031A88164F5E66D688D3.png" xlink:type="simple" xlink:show="embed" xlink:actuate="onLoad" draw:mime-type="image/png">
            <text:p/>
          </draw:image>
        </draw:frame>
        <draw:custom-shape draw:style-name="gr2" draw:text-style-name="P1" draw:layer="layout" svg:width="7cm" svg:height="7cm" svg:x="11.35cm" svg:y="7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frame draw:style-name="gr7" draw:text-style-name="P1" draw:layer="layout" svg:width="2.78cm" svg:height="6.2cm" svg:x="13.46cm" svg:y="7.369cm">
          <draw:image xlink:href="Pictures/10000001000003CB0000031A88164F5E66D688D3.png" xlink:type="simple" xlink:show="embed" xlink:actuate="onLoad" draw:mime-type="image/png">
            <text:p/>
          </draw:image>
        </draw:frame>
        <draw:custom-shape draw:style-name="gr2" draw:text-style-name="P1" draw:layer="layout" svg:width="7cm" svg:height="7cm" svg:x="11.35cm" svg:y="7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">
        <draw:frame draw:style-name="gr8" draw:text-style-name="P1" draw:layer="layout" svg:width="25.315cm" svg:height="20.699cm" svg:x="2.193cm" svg:y="0.151cm">
          <draw:image xlink:href="Pictures/10000001000003CB0000031A88164F5E66D688D3.png" xlink:type="simple" xlink:show="embed" xlink:actuate="onLoad" draw:mime-type="image/png">
            <text:p/>
          </draw:image>
        </draw:frame>
      </draw:page>
      <draw:page draw:name="page8" draw:style-name="dp1" draw:master-page-name="Standard">
        <draw:frame draw:style-name="gr1" draw:text-style-name="P1" draw:layer="layout" svg:width="4.167cm" svg:height="6.466cm" svg:x="12.767cm" svg:y="7.534cm">
          <draw:image xlink:href="Pictures/10000001000003CB0000031A88164F5E66D688D3.png" xlink:type="simple" xlink:show="embed" xlink:actuate="onLoad" draw:mime-type="image/png">
            <text:p/>
          </draw:image>
        </draw:frame>
        <draw:custom-shape draw:style-name="gr2" draw:text-style-name="P1" draw:layer="layout" svg:width="7cm" svg:height="7cm" svg:x="11.35cm" svg:y="7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cm" svg:y1="13.4cm" svg:x2="21.938cm" svg:y2="13.4cm">
          <text:p/>
        </draw:line>
        <draw:line draw:style-name="gr9" draw:text-style-name="P1" draw:layer="layout" svg:x1="7cm" svg:y1="8cm" svg:x2="21.938cm" svg:y2="8cm">
          <text:p/>
        </draw:line>
      </draw:page>
      <draw:page draw:name="page9" draw:style-name="dp1" draw:master-page-name="Standard">
        <draw:frame draw:style-name="gr3" draw:text-style-name="P1" draw:layer="layout" svg:width="4.44cm" svg:height="6.615cm" svg:x="12.63cm" svg:y="7.275cm">
          <draw:image xlink:href="Pictures/10000001000003CB0000031A88164F5E66D688D3.png" xlink:type="simple" xlink:show="embed" xlink:actuate="onLoad" draw:mime-type="image/png">
            <text:p/>
          </draw:image>
        </draw:frame>
        <draw:custom-shape draw:style-name="gr2" draw:text-style-name="P1" draw:layer="layout" svg:width="7cm" svg:height="7cm" svg:x="11.35cm" svg:y="7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cm" svg:y1="13.4cm" svg:x2="21.938cm" svg:y2="13.4cm">
          <text:p/>
        </draw:line>
        <draw:line draw:style-name="gr9" draw:text-style-name="P1" draw:layer="layout" svg:x1="7cm" svg:y1="7.6cm" svg:x2="21.938cm" svg:y2="7.6cm">
          <text:p/>
        </draw:line>
      </draw:page>
      <draw:page draw:name="page10" draw:style-name="dp1" draw:master-page-name="Standard">
        <draw:frame draw:style-name="gr4" draw:text-style-name="P1" draw:layer="layout" svg:width="4.5cm" svg:height="6.6cm" svg:x="12.6cm" svg:y="7.273cm">
          <draw:image xlink:href="Pictures/10000001000003CB0000031A88164F5E66D688D3.png" xlink:type="simple" xlink:show="embed" xlink:actuate="onLoad" draw:mime-type="image/png">
            <text:p/>
          </draw:image>
        </draw:frame>
        <draw:custom-shape draw:style-name="gr2" draw:text-style-name="P1" draw:layer="layout" svg:width="7cm" svg:height="7cm" svg:x="11.35cm" svg:y="7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cm" svg:y1="13.4cm" svg:x2="21.938cm" svg:y2="13.4cm">
          <text:p/>
        </draw:line>
        <draw:line draw:style-name="gr9" draw:text-style-name="P1" draw:layer="layout" svg:x1="7cm" svg:y1="7.6cm" svg:x2="21.938cm" svg:y2="7.6cm">
          <text:p/>
        </draw:line>
      </draw:page>
      <draw:page draw:name="page11" draw:style-name="dp1" draw:master-page-name="Standard">
        <draw:frame draw:style-name="gr5" draw:text-style-name="P1" draw:layer="layout" svg:width="4.042cm" svg:height="6.669cm" svg:x="12.829cm" svg:y="7.177cm">
          <draw:image xlink:href="Pictures/10000001000003CB0000031A88164F5E66D688D3.png" xlink:type="simple" xlink:show="embed" xlink:actuate="onLoad" draw:mime-type="image/png">
            <text:p/>
          </draw:image>
        </draw:frame>
        <draw:custom-shape draw:style-name="gr2" draw:text-style-name="P1" draw:layer="layout" svg:width="7cm" svg:height="7cm" svg:x="11.35cm" svg:y="7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cm" svg:y1="13.4cm" svg:x2="21.938cm" svg:y2="13.4cm">
          <text:p/>
        </draw:line>
        <draw:line draw:style-name="gr9" draw:text-style-name="P1" draw:layer="layout" svg:x1="7cm" svg:y1="7.6cm" svg:x2="21.938cm" svg:y2="7.6cm">
          <text:p/>
        </draw:line>
      </draw:page>
      <draw:page draw:name="page12" draw:style-name="dp1" draw:master-page-name="Standard">
        <draw:frame draw:style-name="gr6" draw:text-style-name="P1" draw:layer="layout" svg:width="3.01cm" svg:height="6.2cm" svg:x="13.345cm" svg:y="7.41cm">
          <draw:image xlink:href="Pictures/10000001000003CB0000031A88164F5E66D688D3.png" xlink:type="simple" xlink:show="embed" xlink:actuate="onLoad" draw:mime-type="image/png">
            <text:p/>
          </draw:image>
        </draw:frame>
        <draw:custom-shape draw:style-name="gr2" draw:text-style-name="P1" draw:layer="layout" svg:width="7cm" svg:height="7cm" svg:x="11.35cm" svg:y="7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cm" svg:y1="13.4cm" svg:x2="21.938cm" svg:y2="13.4cm">
          <text:p/>
        </draw:line>
        <draw:line draw:style-name="gr9" draw:text-style-name="P1" draw:layer="layout" svg:x1="7cm" svg:y1="7.6cm" svg:x2="21.938cm" svg:y2="7.6cm">
          <text:p/>
        </draw:line>
      </draw:page>
      <draw:page draw:name="page13" draw:style-name="dp1" draw:master-page-name="Standard">
        <draw:frame draw:style-name="gr7" draw:text-style-name="P1" draw:layer="layout" svg:width="2.78cm" svg:height="6.2cm" svg:x="13.46cm" svg:y="7.369cm">
          <draw:image xlink:href="Pictures/10000001000003CB0000031A88164F5E66D688D3.png" xlink:type="simple" xlink:show="embed" xlink:actuate="onLoad" draw:mime-type="image/png">
            <text:p/>
          </draw:image>
        </draw:frame>
        <draw:custom-shape draw:style-name="gr2" draw:text-style-name="P1" draw:layer="layout" svg:width="7cm" svg:height="7cm" svg:x="11.35cm" svg:y="7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cm" svg:y1="13.4cm" svg:x2="21.938cm" svg:y2="13.4cm">
          <text:p/>
        </draw:line>
        <draw:line draw:style-name="gr9" draw:text-style-name="P1" draw:layer="layout" svg:x1="7cm" svg:y1="7.6cm" svg:x2="21.938cm" svg:y2="7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6T09:25:43.629000000</meta:creation-date>
    <meta:generator>LibreOffice/7.6.2.1$Windows_X86_64 LibreOffice_project/56f7684011345957bbf33a7ee678afaf4d2ba333</meta:generator>
    <dc:date>2025-05-11T19:35:20.031000000</dc:date>
    <meta:editing-duration>PT36M38S</meta:editing-duration>
    <meta:editing-cycles>7</meta:editing-cycles>
    <meta:document-statistic meta:object-count="37"/>
  </office:meta>
</office:document-meta>
</file>